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ÑACCHA LUCANA, JORGE ANTON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ÑACCHA LUCANA, JORGE ANTON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MUSCOVY:</text:p>
          </table:table-cell>
          <table:covered-table-cell/>
          <table:table-cell table:style-name="Tabla1.C5" table:number-columns-spanned="2" office:value-type="string">
            <text:p text:style-name="P19">32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2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9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5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0611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22:12:1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